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12659"/>
    </style:style>
    <style:style style:name="P10" style:family="paragraph" style:parent-style-name="Standard">
      <style:text-properties officeooo:rsid="001fee87" officeooo:paragraph-rsid="00387e7f"/>
    </style:style>
    <style:style style:name="P11"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2" style:family="paragraph" style:parent-style-name="Standard">
      <style:text-properties fo:font-weight="bold" officeooo:rsid="001fee87" officeooo:paragraph-rsid="001fee87" style:font-weight-asian="bold" style:font-weight-complex="bold"/>
    </style:style>
    <style:style style:name="P13" style:family="paragraph" style:parent-style-name="Standard">
      <style:text-properties fo:font-weight="bold" officeooo:rsid="001fee87" officeooo:paragraph-rsid="00212a6c" style:font-weight-asian="bold" style:font-weight-complex="bold"/>
    </style:style>
    <style:style style:name="P14" style:family="paragraph" style:parent-style-name="Standard">
      <style:text-properties officeooo:rsid="0025145f" officeooo:paragraph-rsid="001fee87"/>
    </style:style>
    <style:style style:name="P15" style:family="paragraph" style:parent-style-name="Standard">
      <style:text-properties officeooo:rsid="0025145f" officeooo:paragraph-rsid="003ab53d"/>
    </style:style>
    <style:style style:name="P16" style:family="paragraph" style:parent-style-name="Standard">
      <style:text-properties officeooo:rsid="002999fc"/>
    </style:style>
    <style:style style:name="P17" style:family="paragraph" style:parent-style-name="Standard">
      <style:text-properties officeooo:rsid="001b77b5"/>
    </style:style>
    <style:style style:name="P18" style:family="paragraph" style:parent-style-name="Standard">
      <style:text-properties officeooo:rsid="001b77b5" officeooo:paragraph-rsid="001b77b5"/>
    </style:style>
    <style:style style:name="P19" style:family="paragraph" style:parent-style-name="Standard">
      <style:text-properties officeooo:paragraph-rsid="00212a6c"/>
    </style:style>
    <style:style style:name="P20" style:family="paragraph" style:parent-style-name="Standard">
      <style:text-properties officeooo:paragraph-rsid="002c5d65"/>
    </style:style>
    <style:style style:name="P21" style:family="paragraph" style:parent-style-name="Standard">
      <style:text-properties officeooo:rsid="002e7ecc" officeooo:paragraph-rsid="002e7ecc"/>
    </style:style>
    <style:style style:name="P22" style:family="paragraph" style:parent-style-name="Standard">
      <style:text-properties officeooo:rsid="003002ae" officeooo:paragraph-rsid="002e7ecc"/>
    </style:style>
    <style:style style:name="P23" style:family="paragraph" style:parent-style-name="Standard">
      <style:text-properties officeooo:rsid="002abdd2" officeooo:paragraph-rsid="002abdd2"/>
    </style:style>
    <style:style style:name="P24" style:family="paragraph" style:parent-style-name="Standard">
      <style:paragraph-properties fo:text-align="center" style:justify-single-word="false"/>
      <style:text-properties officeooo:rsid="00243df2" officeooo:paragraph-rsid="00243df2"/>
    </style:style>
    <style:style style:name="P25" style:family="paragraph" style:parent-style-name="Standard">
      <style:text-properties officeooo:paragraph-rsid="00353afa"/>
    </style:style>
    <style:style style:name="P26" style:family="paragraph" style:parent-style-name="Standard">
      <style:text-properties officeooo:rsid="00353afa" officeooo:paragraph-rsid="00353afa"/>
    </style:style>
    <style:style style:name="P27" style:family="paragraph" style:parent-style-name="Standard">
      <style:text-properties officeooo:rsid="0036aeee" officeooo:paragraph-rsid="0036aeee"/>
    </style:style>
    <style:style style:name="P28" style:family="paragraph" style:parent-style-name="Standard">
      <style:text-properties fo:font-style="italic" officeooo:rsid="001fee87" style:font-style-asian="italic" style:font-style-complex="italic"/>
    </style:style>
    <style:style style:name="P29"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30" style:family="paragraph" style:parent-style-name="Standard">
      <style:paragraph-properties fo:text-align="center" style:justify-single-word="false"/>
      <style:text-properties fo:font-style="italic" style:font-style-asian="italic" style:font-style-complex="italic"/>
    </style:style>
    <style:style style:name="P31" style:family="paragraph" style:parent-style-name="Standard">
      <style:paragraph-properties fo:text-align="center" style:justify-single-word="false"/>
      <style:text-properties fo:font-style="italic" officeooo:paragraph-rsid="001fee87" style:font-style-asian="italic" style:font-style-complex="italic"/>
    </style:style>
    <style:style style:name="P32" style:family="paragraph" style:parent-style-name="Standard">
      <style:text-properties officeooo:rsid="0027a9c8" officeooo:paragraph-rsid="001b77b5"/>
    </style:style>
    <style:style style:name="P33" style:family="paragraph" style:parent-style-name="Standard" style:master-page-name="Standard">
      <style:paragraph-properties style:page-number="auto"/>
      <style:text-properties officeooo:rsid="001fee87"/>
    </style:style>
    <style:style style:name="P34" style:family="paragraph" style:parent-style-name="Standard">
      <style:text-properties officeooo:rsid="003ab53d" officeooo:paragraph-rsid="0036aeee"/>
    </style:style>
    <style:style style:name="P35" style:family="paragraph" style:parent-style-name="Standard">
      <style:text-properties fo:font-weight="bold" officeooo:rsid="00373174" officeooo:paragraph-rsid="00373174" style:font-weight-asian="bold" style:font-weight-complex="bold"/>
    </style:style>
    <style:style style:name="P36" style:family="paragraph" style:parent-style-name="Standard">
      <style:text-properties fo:font-weight="bold" officeooo:rsid="00373174" officeooo:paragraph-rsid="00387e7f" style:font-weight-asian="bold" style:font-weight-complex="bold"/>
    </style:style>
    <style:style style:name="P37" style:family="paragraph" style:parent-style-name="Standard">
      <style:text-properties officeooo:rsid="00373174" officeooo:paragraph-rsid="00373174"/>
    </style:style>
    <style:style style:name="P38" style:family="paragraph" style:parent-style-name="Standard">
      <style:text-properties officeooo:rsid="00373174" officeooo:paragraph-rsid="00387e7f"/>
    </style:style>
    <style:style style:name="P39"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40"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41"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2" style:family="paragraph" style:parent-style-name="Standard">
      <style:paragraph-properties fo:text-align="center" style:justify-single-word="false"/>
      <style:text-properties fo:font-style="italic" officeooo:rsid="001fee87" officeooo:paragraph-rsid="003f818f" style:font-style-asian="italic" style:font-style-complex="italic"/>
    </style:style>
    <style:style style:name="P43" style:family="paragraph" style:parent-style-name="Standard">
      <style:paragraph-properties fo:text-align="center" style:justify-single-word="false"/>
      <style:text-properties fo:font-style="italic" officeooo:rsid="00353afa" officeooo:paragraph-rsid="00497879" style:font-style-asian="italic" style:font-style-complex="italic"/>
    </style:style>
    <style:style style:name="P44" style:family="paragraph" style:parent-style-name="Standard">
      <style:text-properties fo:font-style="italic" officeooo:paragraph-rsid="004a9b0f" style:font-style-asian="italic" style:font-style-complex="italic"/>
    </style:style>
    <style:style style:name="P45" style:family="paragraph" style:parent-style-name="Standard">
      <style:paragraph-properties fo:text-align="center" style:justify-single-word="false"/>
      <style:text-properties fo:font-style="italic" officeooo:paragraph-rsid="004e61a6" style:font-style-asian="italic" style:font-style-complex="italic"/>
    </style:style>
    <style:style style:name="P46" style:family="paragraph" style:parent-style-name="Standard">
      <style:paragraph-properties fo:text-align="center" style:justify-single-word="false"/>
      <style:text-properties fo:font-style="italic" officeooo:paragraph-rsid="004ebdda" style:font-style-asian="italic" style:font-style-complex="italic"/>
    </style:style>
    <style:style style:name="P47" style:family="paragraph" style:parent-style-name="Standard">
      <style:text-properties officeooo:rsid="003f06f9" officeooo:paragraph-rsid="001b77b5"/>
    </style:style>
    <style:style style:name="P48" style:family="paragraph" style:parent-style-name="Standard">
      <style:text-properties officeooo:rsid="001b77b5"/>
    </style:style>
    <style:style style:name="P49" style:family="paragraph" style:parent-style-name="Standard">
      <style:text-properties officeooo:rsid="001fee87"/>
    </style:style>
    <style:style style:name="P50" style:family="paragraph" style:parent-style-name="Standard">
      <style:text-properties officeooo:rsid="001fee87" officeooo:paragraph-rsid="001fee87"/>
    </style:style>
    <style:style style:name="P51" style:family="paragraph" style:parent-style-name="Standard">
      <style:paragraph-properties fo:text-align="center" style:justify-single-word="false"/>
      <style:text-properties officeooo:rsid="001fee87" officeooo:paragraph-rsid="00480514"/>
    </style:style>
    <style:style style:name="P52" style:family="paragraph" style:parent-style-name="Standard">
      <style:paragraph-properties fo:text-align="justify" style:justify-single-word="false"/>
      <style:text-properties officeooo:rsid="0033b2db" officeooo:paragraph-rsid="0033b2db"/>
    </style:style>
    <style:style style:name="P53" style:family="paragraph" style:parent-style-name="Standard">
      <style:paragraph-properties fo:text-align="start" style:justify-single-word="false"/>
      <style:text-properties officeooo:paragraph-rsid="00243df2"/>
    </style:style>
    <style:style style:name="P54" style:family="paragraph" style:parent-style-name="Standard">
      <style:paragraph-properties fo:text-align="start" style:justify-single-word="false"/>
      <style:text-properties officeooo:paragraph-rsid="0041dbf1"/>
    </style:style>
    <style:style style:name="P55" style:family="paragraph" style:parent-style-name="Standard">
      <style:paragraph-properties fo:text-align="start" style:justify-single-word="false"/>
      <style:text-properties officeooo:paragraph-rsid="0043ed36"/>
    </style:style>
    <style:style style:name="P56" style:family="paragraph" style:parent-style-name="Standard">
      <style:paragraph-properties fo:text-align="center" style:justify-single-word="false"/>
      <style:text-properties fo:font-size="16pt" officeooo:paragraph-rsid="00243df2" style:font-size-asian="16pt" style:font-size-complex="16pt"/>
    </style:style>
    <style:style style:name="P57" style:family="paragraph" style:parent-style-name="Standard">
      <style:text-properties officeooo:paragraph-rsid="00480514"/>
    </style:style>
    <style:style style:name="P58" style:family="paragraph" style:parent-style-name="Standard">
      <style:text-properties style:font-name="Liberation Serif" fo:font-size="12pt" officeooo:paragraph-rsid="00480514" style:font-size-asian="12pt" style:font-size-complex="12pt"/>
    </style:style>
    <style:style style:name="P59"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60"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1" style:family="paragraph" style:parent-style-name="Standard">
      <style:text-properties style:font-name="Liberation Serif" fo:font-size="12pt" fo:font-style="normal" officeooo:paragraph-rsid="004a7db7"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fo:font-weight="bold" officeooo:paragraph-rsid="00497879" style:font-size-asian="12pt" style:font-style-asian="normal" style:font-weight-asian="bold" style:font-size-complex="12pt" style:font-style-complex="normal" style:font-weight-complex="bold"/>
    </style:style>
    <style:style style:name="P65"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66" style:family="paragraph" style:parent-style-name="Standard">
      <style:text-properties officeooo:paragraph-rsid="004a9b0f"/>
    </style:style>
    <style:style style:name="P67" style:family="paragraph" style:parent-style-name="Standard">
      <style:paragraph-properties fo:text-align="justify" style:justify-single-word="false"/>
      <style:text-properties officeooo:paragraph-rsid="00480514"/>
    </style:style>
    <style:style style:name="P68" style:family="paragraph" style:parent-style-name="Standard">
      <style:paragraph-properties fo:text-align="justify" style:justify-single-word="false"/>
      <style:text-properties officeooo:paragraph-rsid="004c3f44"/>
    </style:style>
    <style:style style:name="P69" style:family="paragraph" style:parent-style-name="Standard">
      <style:text-properties officeooo:paragraph-rsid="004ebdda"/>
    </style:style>
    <style:style style:name="T1" style:family="text">
      <style:text-properties officeooo:rsid="001fee87"/>
    </style:style>
    <style:style style:name="T2" style:family="text">
      <style:text-properties officeooo:rsid="001b77b5"/>
    </style:style>
    <style:style style:name="T3" style:family="text">
      <style:text-properties fo:font-style="italic" style:font-style-asian="italic" style:font-style-complex="italic"/>
    </style:style>
    <style:style style:name="T4" style:family="text">
      <style:text-properties fo:font-style="italic" officeooo:rsid="001b77b5" style:font-style-asian="italic" style:font-style-complex="italic"/>
    </style:style>
    <style:style style:name="T5" style:family="text">
      <style:text-properties fo:font-style="italic" officeooo:rsid="001fee87" style:font-style-asian="italic" style:font-style-complex="italic"/>
    </style:style>
    <style:style style:name="T6" style:family="text">
      <style:text-properties fo:font-style="italic" officeooo:rsid="0040e497" style:font-style-asian="italic" style:font-style-complex="italic"/>
    </style:style>
    <style:style style:name="T7" style:family="text">
      <style:text-properties officeooo:rsid="001a6198"/>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2e7ecc" style:font-style-asian="italic" style:font-style-complex="italic"/>
    </style:style>
    <style:style style:name="T10" style:family="text">
      <style:text-properties style:text-position="sub 58%" fo:font-style="italic" officeooo:rsid="002abdd2" style:font-style-asian="italic" style:font-style-complex="italic"/>
    </style:style>
    <style:style style:name="T11" style:family="text">
      <style:text-properties style:text-position="sub 58%" fo:font-style="italic" officeooo:rsid="001fee87" style:font-style-asian="italic" style:font-style-complex="italic"/>
    </style:style>
    <style:style style:name="T12" style:family="text">
      <style:text-properties style:text-position="sub 58%" fo:font-style="italic" officeooo:rsid="0033b2db" style:font-style-asian="italic" style:font-style-complex="italic"/>
    </style:style>
    <style:style style:name="T13" style:family="text">
      <style:text-properties style:text-position="sub 58%" officeooo:rsid="00312659"/>
    </style:style>
    <style:style style:name="T14" style:family="text">
      <style:text-properties style:text-position="sub 58%" style:font-name="Liberation Serif" fo:font-size="12pt" officeooo:rsid="004c3f44" style:font-size-asian="12pt" style:font-size-complex="12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fee87" style:font-size-asian="14pt" style:font-weight-asian="bold" style:font-size-complex="14pt" style:font-weight-complex="bold"/>
    </style:style>
    <style:style style:name="T17" style:family="text">
      <style:text-properties fo:font-size="14pt" fo:font-weight="bold" officeooo:rsid="0041dbf1" style:font-size-asian="14pt" style:font-weight-asian="bold" style:font-size-complex="14pt" style:font-weight-complex="bold"/>
    </style:style>
    <style:style style:name="T18" style:family="text">
      <style:text-properties fo:font-size="14pt" fo:font-weight="bold" officeooo:rsid="00437edf" style:font-size-asian="14pt" style:font-weight-asian="bold" style:font-size-complex="14pt" style:font-weight-complex="bold"/>
    </style:style>
    <style:style style:name="T19" style:family="text">
      <style:text-properties fo:font-size="14pt" fo:font-weight="bold" officeooo:rsid="0043ed36" style:font-size-asian="14pt" style:font-weight-asian="bold" style:font-size-complex="14pt" style:font-weight-complex="bold"/>
    </style:style>
    <style:style style:name="T20" style:family="text">
      <style:text-properties fo:font-size="14pt" fo:font-weight="bold" officeooo:rsid="00451f6a" style:font-size-asian="14pt" style:font-weight-asian="bold" style:font-size-complex="14pt" style:font-weight-complex="bold"/>
    </style:style>
    <style:style style:name="T21" style:family="text">
      <style:text-properties fo:font-size="14pt" fo:font-weight="bold" officeooo:rsid="00480514" style:font-size-asian="14pt" style:font-weight-asian="bold" style:font-size-complex="14pt" style:font-weight-complex="bold"/>
    </style:style>
    <style:style style:name="T22" style:family="text">
      <style:text-properties officeooo:rsid="002680a0"/>
    </style:style>
    <style:style style:name="T23" style:family="text">
      <style:text-properties officeooo:rsid="0027a9c8"/>
    </style:style>
    <style:style style:name="T24" style:family="text">
      <style:text-properties fo:font-weight="bold" style:font-weight-asian="bold" style:font-weight-complex="bold"/>
    </style:style>
    <style:style style:name="T25" style:family="text">
      <style:text-properties fo:font-weight="bold" officeooo:rsid="001b77b5" style:font-weight-asian="bold" style:font-weight-complex="bold"/>
    </style:style>
    <style:style style:name="T26" style:family="text">
      <style:text-properties fo:font-weight="bold" officeooo:rsid="001fee87" style:font-weight-asian="bold" style:font-weight-complex="bold"/>
    </style:style>
    <style:style style:name="T27" style:family="text">
      <style:text-properties fo:font-weight="bold" officeooo:rsid="002c5d65" style:font-weight-asian="bold" style:font-weight-complex="bold"/>
    </style:style>
    <style:style style:name="T28" style:family="text">
      <style:text-properties fo:font-weight="bold" officeooo:rsid="0033b2db" style:font-weight-asian="bold" style:font-weight-complex="bold"/>
    </style:style>
    <style:style style:name="T29" style:family="text">
      <style:text-properties fo:font-weight="bold" officeooo:rsid="00243df2" style:font-weight-asian="bold" style:font-weight-complex="bold"/>
    </style:style>
    <style:style style:name="T30" style:family="text">
      <style:text-properties officeooo:rsid="002abdd2"/>
    </style:style>
    <style:style style:name="T31" style:family="text">
      <style:text-properties officeooo:rsid="002c5d65"/>
    </style:style>
    <style:style style:name="T32" style:family="text">
      <style:text-properties officeooo:rsid="002dea21"/>
    </style:style>
    <style:style style:name="T33" style:family="text">
      <style:text-properties officeooo:rsid="002e7ecc"/>
    </style:style>
    <style:style style:name="T34" style:family="text">
      <style:text-properties officeooo:rsid="003002ae"/>
    </style:style>
    <style:style style:name="T35" style:family="text">
      <style:text-properties officeooo:rsid="00312659"/>
    </style:style>
    <style:style style:name="T36" style:family="text">
      <style:text-properties officeooo:rsid="00314d74"/>
    </style:style>
    <style:style style:name="T37" style:family="text">
      <style:text-properties officeooo:rsid="00326de7"/>
    </style:style>
    <style:style style:name="T38" style:family="text">
      <style:text-properties officeooo:rsid="0032a32e"/>
    </style:style>
    <style:style style:name="T39" style:family="text">
      <style:text-properties officeooo:rsid="00353afa"/>
    </style:style>
    <style:style style:name="T40" style:family="text">
      <style:text-properties officeooo:rsid="00361e85"/>
    </style:style>
    <style:style style:name="T41" style:family="text">
      <style:text-properties officeooo:rsid="00373174"/>
    </style:style>
    <style:style style:name="T42" style:family="text">
      <style:text-properties officeooo:rsid="0039753f"/>
    </style:style>
    <style:style style:name="T43" style:family="text">
      <style:text-properties officeooo:rsid="003ab53d"/>
    </style:style>
    <style:style style:name="T44" style:family="text">
      <style:text-properties officeooo:rsid="003bcc33"/>
    </style:style>
    <style:style style:name="T45" style:family="text">
      <style:text-properties officeooo:rsid="003f06f9"/>
    </style:style>
    <style:style style:name="T46" style:family="text">
      <style:text-properties officeooo:rsid="003f818f"/>
    </style:style>
    <style:style style:name="T47" style:family="text">
      <style:text-properties officeooo:rsid="0040e497"/>
    </style:style>
    <style:style style:name="T48" style:family="text">
      <style:text-properties officeooo:rsid="00480514"/>
    </style:style>
    <style:style style:name="T49"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50"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1"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2"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3"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4"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5"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6"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7"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8"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59"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60"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61"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62"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63" style:family="text">
      <style:text-properties fo:color="#000000" style:text-outline="false" style:text-line-through-style="none" fo:text-shadow="none" style:text-underline-style="none" officeooo:rsid="00497879" style:font-name-asian="FuturaBlack BT" style:font-name-complex="FuturaBlack BT" style:text-emphasize="none" style:text-overline-style="none" style:text-overline-color="font-color"/>
    </style:style>
    <style:style style:name="T64"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65" style:family="text">
      <style:text-properties style:font-name="Liberation Serif" fo:font-size="12pt" officeooo:rsid="00480514" style:font-size-asian="12pt" style:font-size-complex="12pt"/>
    </style:style>
    <style:style style:name="T66" style:family="text">
      <style:text-properties style:font-name="Liberation Serif" fo:font-size="12pt" officeooo:rsid="00463764" style:font-size-asian="12pt" style:font-size-complex="12pt"/>
    </style:style>
    <style:style style:name="T67" style:family="text">
      <style:text-properties style:font-name="Liberation Serif" fo:font-size="12pt" officeooo:rsid="004a9b0f" style:font-size-asian="12pt" style:font-size-complex="12pt"/>
    </style:style>
    <style:style style:name="T68" style:family="text">
      <style:text-properties style:font-name="Liberation Serif" fo:font-size="12pt" officeooo:rsid="004c3f44" style:font-size-asian="12pt" style:font-size-complex="12pt"/>
    </style:style>
    <style:style style:name="T69" style:family="text">
      <style:text-properties style:font-name="Liberation Serif" fo:font-size="12pt" officeooo:rsid="004e61a6" style:font-size-asian="12pt" style:font-size-complex="12pt"/>
    </style:style>
    <style:style style:name="T70" style:family="text">
      <style:text-properties style:font-name="Liberation Serif" fo:font-size="12pt" officeooo:rsid="004ebdda" style:font-size-asian="12pt" style:font-size-complex="12pt"/>
    </style:style>
    <style:style style:name="T71" style:family="text">
      <style:text-properties style:font-name="Liberation Serif" fo:font-size="12pt" fo:font-style="italic" officeooo:rsid="004a9b0f" style:font-size-asian="12pt" style:font-style-asian="italic" style:font-size-complex="12pt" style:font-style-complex="italic"/>
    </style:style>
    <style:style style:name="T72" style:family="text">
      <style:text-properties style:font-name="Liberation Serif" fo:font-size="12pt" fo:font-style="italic" officeooo:rsid="004e61a6" style:font-size-asian="12pt" style:font-style-asian="italic" style:font-size-complex="12pt" style:font-style-complex="italic"/>
    </style:style>
    <style:style style:name="T73" style:family="text">
      <style:text-properties style:font-name="Liberation Serif" fo:font-size="12pt" fo:font-style="italic" officeooo:rsid="004ebdda" style:font-size-asian="12pt" style:font-style-asian="italic" style:font-size-complex="12pt" style:font-style-complex="italic"/>
    </style:style>
    <style:style style:name="T74" style:family="text">
      <style:text-properties style:font-name="Liberation Serif" fo:font-size="12pt" fo:font-style="normal" officeooo:rsid="004e61a6" style:font-size-asian="12pt" style:font-style-asian="normal" style:font-size-complex="12pt" style:font-style-complex="normal"/>
    </style:style>
    <style:style style:name="T75" style:family="text">
      <style:text-properties style:font-name="Liberation Serif" fo:font-size="12pt" officeooo:rsid="004e61a6" style:font-name-asian="Times New Roman" style:font-size-asian="12pt" style:font-name-complex="Times New Roman" style:font-size-complex="12pt"/>
    </style:style>
    <style:style style:name="T76" style:family="text">
      <style:text-properties fo:font-weight="normal" officeooo:rsid="00480514" style:font-weight-asian="normal" style:font-weight-complex="normal"/>
    </style:style>
    <style:style style:name="T77" style:family="text">
      <style:text-properties style:text-position="super 58%" style:font-name="Liberation Serif" fo:font-size="12pt" officeooo:rsid="00480514" style:font-size-asian="12pt" style:font-size-complex="12pt"/>
    </style:style>
    <style:style style:name="T78" style:family="text">
      <style:text-properties style:text-position="0% 100%" style:font-name="Liberation Serif" fo:font-size="12pt" officeooo:rsid="00480514" style:font-size-asian="12pt" style:font-size-complex="12pt"/>
    </style:style>
    <style:style style:name="T79" style:family="text">
      <style:text-properties style:text-position="0% 100%" style:font-name="Liberation Serif" fo:font-size="12pt" officeooo:rsid="004a7db7" style:font-size-asian="12pt" style:font-size-complex="12pt"/>
    </style:style>
    <style:style style:name="T80" style:family="text">
      <style:text-properties style:text-position="0% 100%" style:font-name="Liberation Serif" fo:font-size="12pt" fo:font-weight="bold" officeooo:rsid="004a7db7" style:font-size-asian="12pt" style:font-weight-asian="bold" style:font-size-complex="12pt" style:font-weight-complex="bold"/>
    </style:style>
    <style:style style:name="T81" style:family="text">
      <style:text-properties style:text-position="0% 100%" style:font-name="Liberation Serif" fo:font-size="12pt" fo:font-style="normal" fo:font-weight="normal" officeooo:rsid="004a7db7" style:font-size-asian="12pt" style:font-style-asian="normal" style:font-weight-asian="normal" style:font-size-complex="12pt" style:font-style-complex="normal" style:font-weight-complex="normal"/>
    </style:style>
    <style:style style:name="T82" style:family="text">
      <style:text-properties style:text-position="0% 100%" style:font-name="OpenSymbol" fo:font-size="12pt" officeooo:rsid="004e61a6" style:font-name-asian="OpenSymbol" style:font-size-asian="12pt" style:font-name-complex="OpenSymbol" style:font-size-complex="12pt"/>
    </style:style>
    <style:style style:name="T83" style:family="text">
      <style:text-properties style:text-position="0% 100%" style:font-name="OpenSymbol" fo:font-size="12pt" fo:font-style="italic" officeooo:rsid="004e61a6" style:font-name-asian="OpenSymbol" style:font-size-asian="12pt" style:font-style-asian="italic" style:font-name-complex="OpenSymbol" style:font-size-complex="12pt" style:font-style-complex="italic"/>
    </style:style>
    <style:style style:name="T84" style:family="text">
      <style:text-properties style:font-name="Liberation Serif1" fo:font-size="12pt" officeooo:rsid="004e61a6" style:font-name-asian="Liberation Serif1" style:font-size-asian="12pt" style:font-name-complex="Liberation Serif1" style:font-size-complex="12pt"/>
    </style:style>
    <style:style style:name="T85" style:family="text">
      <style:text-properties style:font-name="Liberation Serif1" fo:font-size="12pt" fo:font-style="italic" officeooo:rsid="004e61a6" style:font-name-asian="Liberation Serif1" style:font-size-asian="12pt" style:font-style-asian="italic" style:font-name-complex="Liberation Serif1" style:font-size-complex="12pt" style:font-style-complex="italic"/>
    </style:style>
    <style:style style:name="T86"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87" style:family="text">
      <style:text-properties style:font-name="OpenSymbol" fo:font-size="12pt" officeooo:rsid="004e61a6" style:font-name-asian="OpenSymbol" style:font-size-asian="12pt" style:font-name-complex="OpenSymbol" style:font-size-complex="12pt"/>
    </style:style>
    <style:style style:name="T88" style:family="text">
      <style:text-properties style:font-name="OpenSymbol" fo:font-size="12pt" officeooo:rsid="004ebdda" style:font-name-asian="OpenSymbol" style:font-size-asian="12pt" style:font-name-complex="OpenSymbol" style:font-size-complex="12pt"/>
    </style:style>
    <style:style style:name="T89" style:family="text">
      <style:text-properties style:font-name="OpenSymbol" fo:font-size="12pt" fo:font-style="italic" officeooo:rsid="004e61a6" fo:background-color="transparent" style:font-name-asian="OpenSymbol" style:font-size-asian="12pt" style:font-style-asian="italic" style:font-name-complex="OpenSymbol" style:font-size-complex="12pt" style:font-style-complex="italic" style:text-rotation-angle="0" style:text-rotation-scale="line-height"/>
    </style:style>
    <style:style style:name="T90" style:family="text">
      <style:text-properties style:font-name="OpenSymbol" fo:font-size="12pt" fo:font-style="italic" officeooo:rsid="004e61a6" style:font-name-asian="OpenSymbol" style:font-size-asian="12pt" style:font-style-asian="italic" style:font-name-complex="OpenSymbol" style:font-size-complex="12pt" style:font-style-complex="italic"/>
    </style:style>
    <style:style style:name="T91" style:family="text">
      <style:text-properties style:font-name="OpenSymbol" fo:font-size="12pt" officeooo:rsid="004ebdda" style:font-name-asian="Times New Roman" style:font-size-asian="12pt"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30"><text:span text:style-name="T1">Computer Science</text:span> 4<text:span text:style-name="T1">3</text:span>3 <text:span text:style-name="T1">-Artificial Intelligence</text:span></text:p>
      <text:p text:style-name="P29">Dr. Robert Kremer</text:p>
      <text:p text:style-name="P42"><text:span text:style-name="T46">Assignment 1: Set Based Search and Or Tree Based Search</text:span></text:p>
      <text:p text:style-name="P29"/>
      <text:p text:style-name="P29">Group 8</text:p>
      <text:p text:style-name="P31"><text:span text:style-name="T1">Todd Bennet, Sean Brown, </text:span><text:span text:style-name="T7"><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oft-page-break/><text:span text:style-name="T16">/*************************************************************</text:span></text:p>
      <text:p text:style-name="P54"><text:span text:style-name="T17">TODO LIST: </text:span></text:p>
      <text:p text:style-name="P54"><text:span text:style-name="T18">- Finalize SBS:</text:span></text:p>
      <text:p text:style-name="P54"><text:span text:style-name="T18"><text:tab/>- Search Model</text:span><text:span text:style-name="T20"> (Taken – Alex)</text:span></text:p>
      <text:p text:style-name="P54"><text:span text:style-name="T18"><text:tab/>- Search Process</text:span></text:p>
      <text:p text:style-name="P54"><text:span text:style-name="T18"><text:tab/>- Search Instance</text:span></text:p>
      <text:p text:style-name="P54"><text:span text:style-name="T18"><text:tab/>- Example</text:span></text:p>
      <text:p text:style-name="P54"><text:span text:style-name="T18"><text:tab/>- Implementation Ideas</text:span></text:p>
      <text:p text:style-name="P54"><text:span text:style-name="T18"/></text:p>
      <text:p text:style-name="P55"><text:span text:style-name="T19">- Finalize Otree:</text:span></text:p>
      <text:p text:style-name="P55"><text:span text:style-name="T19"><text:tab/>- Intro</text:span></text:p>
      <text:p text:style-name="P55"><text:span text:style-name="T18"><text:tab/>- Search Model</text:span></text:p>
      <text:p text:style-name="P55"><text:span text:style-name="T18"><text:tab/>- Search Process</text:span></text:p>
      <text:p text:style-name="P55"><text:span text:style-name="T18"><text:tab/>- Search Instance</text:span></text:p>
      <text:p text:style-name="P55"><text:span text:style-name="T18"><text:tab/>- Example</text:span></text:p>
      <text:p text:style-name="P55"><text:span text:style-name="T18"><text:tab/>- Implementation Ideas</text:span></text:p>
      <text:p text:style-name="P55"><text:span text:style-name="T19"/></text:p>
      <text:p text:style-name="P55"><text:span text:style-name="T19">- References:</text:span></text:p>
      <text:p text:style-name="P55"><text:span text:style-name="T19"><text:tab/>- Kremer's Notes</text:span></text:p>
      <text:p text:style-name="P55"><text:span text:style-name="T19"><text:tab/>- Andrew's Notes</text:span></text:p>
      <text:p text:style-name="P55"><text:span text:style-name="T19"><text:tab/>- Sisyphus I Problem</text:span></text:p>
      <text:p text:style-name="P55"><text:span text:style-name="T19"><text:tab/>- Any tips and trick pages you guys find</text:span></text:p>
      <text:p text:style-name="P53"><text:span text:style-name="T16">*************************************************************/</text:span></text:p>
      <text:p text:style-name="P53"><text:span text:style-name="T16"/></text:p>
      <text:p text:style-name="P56"><text:span text:style-name="T26">Set Based Searc</text:span><text:span text:style-name="T29">h</text:span></text:p>
      <text:p text:style-name="P24"/>
      <text:p text:style-name="P52"><text:span text:style-name="T46">In choosing a set based search, we choose to imitate nature and genetics. </text:span>We create a population of solutions <text:span text:style-name="T46">to our problem</text:span>, <text:span text:style-name="T46">and mutate or combine them in order to breed the fittest possible solution </text:span><text:span text:style-name="T47">given some resource limitation</text:span><text:span text:style-name="T46">. </text:span><text:span text:style-name="T47">For our </text:span><text:span text:style-name="T6">Sisyphus I</text:span><text:span text:style-name="T47">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span></text:p>
      <text:p text:style-name="P5"/>
      <text:p text:style-name="P5"/>
      <text:p text:style-name="P5"/>
      <text:p text:style-name="P5"/>
      <text:p text:style-name="P5"/>
      <text:p text:style-name="P51"><text:soft-page-break/><text:span text:style-name="T15">Search Mode</text:span><text:span text:style-name="T21">l</text:span></text:p>
      <text:p text:style-name="P5"/>
      <text:p text:style-name="P60"><text:span text:style-name="T48">For our purposes, we define our search model as pe</text:span><text:span text:style-name="T76">r </text:span><text:span text:style-name="T49">Jörg Denzinger's definition (Kremer, 2013). </text:span></text:p>
      <text:p text:style-name="P60"><text:span text:style-name="T49"/></text:p>
      <text:p text:style-name="P59"><text:span text:style-name="T50">A</text:span><text:span text:style-name="T55">SET</text:span><text:span text:style-name="T50"> = (S</text:span><text:span text:style-name="T55">SET</text:span><text:span text:style-name="T50">, T</text:span><text:span text:style-name="T55">SET</text:span><text:span text:style-name="T50">)</text:span></text:p>
      <text:p text:style-name="P60"><text:span text:style-name="T49"/></text:p>
      <text:p text:style-name="P60"><text:span text:style-name="T49">Where </text:span><text:span text:style-name="T50">A</text:span><text:span text:style-name="T56">SET</text:span><text:span text:style-name="T49"> is the search model, </text:span><text:span text:style-name="T50">S</text:span><text:span text:style-name="T56">SET</text:span><text:span text:style-name="T49"> is the search state, and </text:span><text:span text:style-name="T50">T</text:span><text:span text:style-name="T56">SET</text:span><text:span text:style-name="T49"> is the set of transition rules.</text:span></text:p>
      <text:p text:style-name="P58"><text:span text:style-name="T49"/></text:p>
      <text:p text:style-name="P64"><text:span text:style-name="T63">Search States</text:span></text:p>
      <text:p text:style-name="P58"><text:span text:style-name="T49"/></text:p>
      <text:p text:style-name="P62"><text:span text:style-name="T59">We define the </text:span><text:span text:style-name="T51">S</text:span><text:span text:style-name="T57">SET</text:span><text:span text:style-name="T59"> to be the </text:span><text:span text:style-name="T61">set of all possible fact </text:span><text:span text:style-name="T62">sets</text:span><text:span text:style-name="T59">. </text:span><text:span text:style-name="T60">In the case of the </text:span><text:span text:style-name="T52">Sisyphus I</text:span><text:span text:style-name="T60"> problem (Kremer, 2013 [Accurate?]), we define a fact to be a </text:span><text:span text:style-name="T52">viable</text:span><text:span text:style-name="T60"> room assigning. Similarly, we say a room assigning is </text:span><text:span text:style-name="T52">viable</text:span><text:span text:style-name="T60"> if </text:span><text:span text:style-name="T61">and only i</text:span><text:span text:style-name="T60">f it violates no hard constraints. </text:span></text:p>
      <text:p text:style-name="P67"><text:span text:style-name="T66"/></text:p>
      <text:p text:style-name="P43"><text:span text:style-name="T65">S</text:span><text:span text:style-name="T14">SET</text:span><text:span text:style-name="T65"> = 2</text:span><text:span text:style-name="T77">F</text:span><text:span text:style-name="T78">,</text:span><text:span text:style-name="T79"> f </text:span><text:span text:style-name="T82">∈</text:span><text:span text:style-name="T79"> F </text:span><text:span text:style-name="T81">iff</text:span><text:span text:style-name="T80"> </text:span><text:span text:style-name="T79">isViable(f).</text:span></text:p>
      <text:p text:style-name="P57"><text:span text:style-name="T66"/></text:p>
      <text:p text:style-name="P63"><text:span text:style-name="T60">As such, </text:span><text:span text:style-name="T53">S</text:span><text:span text:style-name="T58">SET</text:span><text:span text:style-name="T60"> is the set of all possible </text:span><text:span text:style-name="T62">sets of </text:span><text:span text:style-name="T60">room assignings, </text:span><text:span text:style-name="T62">which directly translates into </text:span><text:span text:style-name="T54">S</text:span><text:span text:style-name="T62"> being the power set of all room assignings. </text:span></text:p>
      <text:p text:style-name="P61"><text:span text:style-name="T60"/></text:p>
      <text:p text:style-name="P65"><text:span text:style-name="T64">Transition Rules</text:span></text:p>
      <text:p text:style-name="P61"><text:span text:style-name="T60"><text:s/></text:span></text:p>
      <text:p text:style-name="P68"><text:span text:style-name="T68">Our transition rules define the set of legal changes between search states. </text:span><text:span text:style-name="T67">We chose to implement a specific version of Set Based Search known as a </text:span><text:span text:style-name="T71">genetic algorithm</text:span><text:span text:style-name="T67">. Genetic algorithms have two defining transition rules: </text:span><text:span text:style-name="T71">mutation</text:span><text:span text:style-name="T67"> and </text:span><text:span text:style-name="T71">combination</text:span><text:span text:style-name="T67">. Mutation involves changing one individual within the population. </text:span><text:span text:style-name="T68">Combination involves taking two facts and combining their information in some way such </text:span><text:span text:style-name="T69">that one or more offspring are produced. Using these, if we use </text:span><text:span text:style-name="T72">mutation</text:span><text:span text:style-name="T74"> or </text:span><text:span text:style-name="T72">combination</text:span><text:span text:style-name="T74"> to get there. </text:span></text:p>
      <text:p text:style-name="P44"><text:span text:style-name="T67"/></text:p>
      <text:p text:style-name="P45"><text:span text:style-name="T68">T</text:span><text:span text:style-name="T14">SET</text:span><text:span text:style-name="T68"> = </text:span><text:span text:style-name="T69">{(s, s') | </text:span><text:span text:style-name="T86">∃</text:span><text:span text:style-name="T69"> </text:span><text:span text:style-name="T69">A → B </text:span><text:span text:style-name="T82">∈</text:span><text:span text:style-name="T69"> Ext </text:span><text:span text:style-name="T84">●</text:span><text:span text:style-name="T69"> (A </text:span><text:span text:style-name="T87">⊆</text:span><text:span text:style-name="T75"> </text:span><text:span text:style-name="T69">s) </text:span><text:span text:style-name="T87">∧</text:span><text:span text:style-name="T69"> (s' = (s-A) </text:span><text:span text:style-name="T87">∪</text:span><text:span text:style-name="T69"> B)}</text:span></text:p>
      <text:p text:style-name="P44"><text:span text:style-name="T67"/></text:p>
      <text:p text:style-name="P46"><text:span text:style-name="T70">Ext = {A → B | A, B </text:span><text:span text:style-name="T82">∈</text:span><text:span text:style-name="T70"> F}</text:span></text:p>
      <text:p text:style-name="P66"><text:span text:style-name="T67"/></text:p>
      <text:p text:style-name="P69"><text:span text:style-name="T70">Given the </text:span><text:span text:style-name="T73">Sisyphus I</text:span><text:span text:style-name="T70"> room assignment problem, we define mutation as the moving of one <text:s text:c="2"/>person from one office to another. We define this formally as follows. </text:span></text:p>
      <text:p text:style-name="P69"><text:span text:style-name="T70"/></text:p>
      <text:p text:style-name="P46"><text:span text:style-name="T70">Mut = {A → B | </text:span><text:span text:style-name="T86">∃</text:span><text:span text:style-name="T70"> p </text:span><text:span text:style-name="T82">∈</text:span><text:span text:style-name="T70"> A st. p </text:span><text:span text:style-name="T82">∈</text:span><text:span text:style-name="T70"> B </text:span><text:span text:style-name="T87">∧ </text:span><text:span text:style-name="T70">inRoom(p,A) </text:span><text:span text:style-name="T88">≠</text:span><text:span text:style-name="T70"> inRoom(p,B) </text:span><text:span text:style-name="T84">●</text:span><text:span text:style-name="T70"> isViable(A) </text:span><text:span text:style-name="T84">●</text:span><text:span text:style-name="T70"> isViable(B) </text:span><text:span text:style-name="T84">●</text:span><text:span text:style-name="T70"> p </text:span><text:span text:style-name="T88">≠</text:span><text:span text:style-name="T70"> </text:span><text:span text:style-name="T91">φ</text:span><text:span text:style-name="T70">} <text:s/></text:span></text:p>
      <text:p text:style-name="P69"><text:span text:style-name="T70"/></text:p>
      <text:p text:style-name="P66"><text:span text:style-name="T66">Due to the complexities and cost of implementation, we chose not to combine </text:span><text:span text:style-name="T65">states. </text:span></text:p>
      <text:p text:style-name="P26"><text:soft-page-break/></text:p>
      <text:p text:style-name="P25"><text:span text:style-name="T39">Our transition is 'mutation' </text:span><text:span text:style-name="T40">such that we move a non-null person from a valid room to another valid room. </text:span></text:p>
      <text:p text:style-name="P5"/>
      <text:p text:style-name="P5"/>
      <text:p text:style-name="P5"/>
      <text:p text:style-name="P5"/>
      <text:p text:style-name="P5"/>
      <text:p text:style-name="P5"><text:span text:style-name="T24">Search </text:span><text:span text:style-name="T27">Process</text:span><text:span text:style-name="T28"> <text:tab/></text:span><text:span text:style-name="T3">P</text:span><text:span text:style-name="T12">SET</text:span><text:span text:style-name="T8"> </text:span><text:span text:style-name="T3">= (A</text:span><text:span text:style-name="T12">SET</text:span><text:span text:style-name="T3">, Env</text:span><text:span text:style-name="T12">SET</text:span><text:span text:style-name="T3">, K</text:span><text:span text:style-name="T12">SET</text:span><text:span text:style-name="T3">)</text:span></text:p>
      <text:p text:style-name="P5"/>
      <text:p text:style-name="P27">Our environment is the set of rooms. (The rooms are the facts as to what we have available.) </text:p>
      <text:p text:style-name="P27"/>
      <text:p text:style-name="P27">Our control will have a 25% random population kill rate, then a 25% selective population kill rate such that we save 50% of the population in each iteration to keep the population a constant size. Our fwert function will consider hard and soft constraints, putting hard constraint violations at negative infinite value. </text:p>
      <text:p text:style-name="P5"/>
      <text:p text:style-name="P3"><text:span text:style-name="T26">Search Instance <text:tab/></text:span><text:span text:style-name="T5">Ins</text:span><text:span text:style-name="T12">SET</text:span><text:span text:style-name="T5"> = (s</text:span><text:span text:style-name="T11">0</text:span><text:span text:style-name="T12">-SET</text:span><text:span text:style-name="T5">, G</text:span><text:span text:style-name="T12">SET</text:span><text:span text:style-name="T5">) </text:span></text:p>
      <text:p text:style-name="P5"/>
      <text:p text:style-name="P27">Our starting state will be a <text:span text:style-name="T41">set of </text:span><text:span text:style-name="T42">randomly generated solutions </text:span><text:span text:style-name="T43">from a random Or Tree search. </text:span></text:p>
      <text:p text:style-name="P34"/>
      <text:p text:style-name="P15"><text:span text:style-name="T43">Due to the computational cost of creating a </text:span><text:span text:style-name="T44">good 'approximate solution', we would not like to compute this value. Therefore, our goal state is simply when we run out of time, as mutations can always be applied. </text:span></text:p>
      <text:p text:style-name="P14"/>
      <text:p text:style-name="P35">Example</text:p>
      <text:p text:style-name="P5"/>
      <text:p text:style-name="P37">Need to include an example. I'm thinking... </text:p>
      <text:p text:style-name="P37"/>
      <text:p text:style-name="P39">5 People <text:tab/><text:tab/><text:tab/>3 Rooms</text:p>
      <text:p text:style-name="P37">1 Manager<text:tab/><text:tab/><text:tab/>1 Large</text:p>
      <text:p text:style-name="P37">1 Team Lead<text:tab/><text:tab/><text:tab/>2 Small</text:p>
      <text:p text:style-name="P37">2 of Manager's team</text:p>
      <text:p text:style-name="P37">2 of Team Lead's Team</text:p>
      <text:p text:style-name="P5"/>
      <text:p text:style-name="P12">Notes and Development Ideas</text:p>
      <text:p text:style-name="P5"/>
      <text:p text:style-name="P5">Random thoughts on implementaitons and stuffs</text:p>
      <text:p text:style-name="P3"><text:span text:style-name="T1">//</text:span><text:span text:style-name="T22">Maxheap? Randomization? </text:span></text:p>
      <text:p text:style-name="P5"><text:soft-page-break/></text:p>
      <text:p text:style-name="P11">Or Tree <text:span text:style-name="T46">Based </text:span>Search</text:p>
      <text:p text:style-name="P16"/>
      <text:p text:style-name="P20"><text:span text:style-name="T31">The idea behind an Or Tree is to treat each child of the source node as an alternative solution to a problem. Then, we wish to determine the best possible solution. Given the set of soft and hard constraints for the Constraint Satisfaction problem, we </text:span><text:span text:style-name="T32">wish to determine the best possible solution for assigning all people to an office. </text:span></text:p>
      <text:p text:style-name="Standard"/>
      <text:p text:style-name="P6"><text:span text:style-name="T24">Search Model <text:tab/></text:span><text:span text:style-name="T3">A</text:span><text:span text:style-name="T10">V</text:span><text:span text:style-name="T3"> = (S</text:span><text:span text:style-name="T10">V</text:span><text:span text:style-name="T3">, T</text:span><text:span text:style-name="T10">V</text:span><text:span text:style-name="T3">)</text:span></text:p>
      <text:p text:style-name="P6"/>
      <text:p text:style-name="P21">Our Or Tree search model can be defined in terms of our search state and our available transitions. </text:p>
      <text:p text:style-name="P21"/>
      <text:p text:style-name="P21">A search state within our model is a list of persons such that these persons are not assigned to a room. These persons are in ordered form such that team leaders, project leaders and managers are considered first and put in the largest office possible. </text:p>
      <text:p text:style-name="P21"/>
      <text:p text:style-name="P21">Our transitions will be the assignment of a person to a room. </text:p>
      <text:p text:style-name="P6"/>
      <text:p text:style-name="P6"><text:span text:style-name="T24">Search </text:span><text:span text:style-name="T27">Process <text:tab/></text:span><text:span text:style-name="T3">P</text:span><text:span text:style-name="T9">V</text:span><text:span text:style-name="T3"> = (A</text:span><text:span text:style-name="T9">V</text:span><text:span text:style-name="T3">, Env</text:span><text:span text:style-name="T9">V</text:span><text:span text:style-name="T3">, K</text:span><text:span text:style-name="T9">V</text:span><text:span text:style-name="T3">)</text:span></text:p>
      <text:p text:style-name="P6"/>
      <text:p text:style-name="P21">Our search model is defined as above. </text:p>
      <text:p text:style-name="P21"/>
      <text:p text:style-name="P8"><text:span text:style-name="T33">Our environment will be defined as the rooms available. </text:span><text:span text:style-name="T34">The persons assigned will be part of our search tree state. </text:span></text:p>
      <text:p text:style-name="P22"/>
      <text:p text:style-name="P9"><text:span text:style-name="T35">Our control will be such that we evaluate by the hard and soft constraints. A solution will be determined as unsolveable if it violates a hard constraint. Other solutions will be defined by f</text:span><text:span text:style-name="T13">Altern</text:span><text:span text:style-name="T35"> by their relative soft constraint worth, given in the list of solutions. Given that this is not a genetic algorithm, we really need no sort of randomization... </text:span></text:p>
      <text:p text:style-name="P6"/>
      <text:p text:style-name="P19"><text:span text:style-name="T26">Search Instance <text:tab/></text:span><text:span text:style-name="T5">Ins</text:span><text:span text:style-name="T9">V</text:span><text:span text:style-name="T5"> = (s</text:span><text:span text:style-name="T11">0</text:span><text:span text:style-name="T9">-V</text:span><text:span text:style-name="T5">, G</text:span><text:span text:style-name="T9">V</text:span><text:span text:style-name="T5">) </text:span></text:p>
      <text:p text:style-name="P6"/>
      <text:p text:style-name="P23">Our initial search state will be the list of all rooms and all persons such that no person is assigned to any room. </text:p>
      <text:p text:style-name="P23"/>
      <text:p text:style-name="P7"><text:span text:style-name="T30">Our goal state will be to h</text:span><text:span text:style-name="T31">ave all persons assigned to a room, with all hard constraints satisfied. </text:span></text:p>
      <text:p text:style-name="P6"/>
      <text:p text:style-name="P36">Example</text:p>
      <text:p text:style-name="P10"/>
      <text:p text:style-name="P38"><text:soft-page-break/>Need to include an example. I'm thinking... </text:p>
      <text:p text:style-name="P38"/>
      <text:p text:style-name="P40">5 People <text:tab/><text:tab/><text:tab/>3 Rooms</text:p>
      <text:p text:style-name="P38">1 Manager<text:tab/><text:tab/><text:tab/>1 Large</text:p>
      <text:p text:style-name="P38">1 Team Lead<text:tab/><text:tab/><text:tab/>2 Small</text:p>
      <text:p text:style-name="P38">2 of Manager's team</text:p>
      <text:p text:style-name="P38">2 of Team Lead's Team</text:p>
      <text:p text:style-name="P6"/>
      <text:p text:style-name="P13">Notes and Development Ideas</text:p>
      <text:p text:style-name="P6"/>
      <text:p text:style-name="P6">Random thoughts on implementaitons and stuffs</text:p>
      <text:p text:style-name="P6"/>
      <text:p text:style-name="P23">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23"/>
      <text:p text:style-name="P7"><text:span text:style-name="T30">Another note is that we wish to store our current set in a form of max heap. </text:span><text:span text:style-name="T36">All the given penalties are in the form of </text:span><text:span text:style-name="T37">a </text:span><text:span text:style-name="T38">negative penalty, we can store our current d/s as a min-heap.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text:span text:style-name="T25">REFERENCES</text:span><text:span text:style-name="T2">: </text:span></text:p>
      <text:p text:style-name="P18"/>
      <text:p text:style-name="P2"><text:span text:style-name="T2">// </text:span><text:span text:style-name="T23">Kremer's and Andrew's notes </text:span></text:p>
      <text:p text:style-name="P32">// Should we find extra source(s)? <text:s/></text:p>
      <text:p text:style-name="P32"/>
      <text:p text:style-name="P32">// <text:span text:style-name="T45">Doesn't seem to be a whole lot out there in terms of where we should go.... </text:span></text:p>
      <text:p text:style-name="P47">// I think the notes should have to do... </text:p>
      <text:p text:style-name="P47"><text:soft-page-break/></text:p>
      <text:p text:style-name="P18">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 Sean Brown, Alex Madsen</text:span></text:p>
      </style:header>
      <style:footer>
        <text:p text:style-name="Footer"><text:tab/><text:span text:style-name="MT3">Page </text:span><text:span text:style-name="MT3"><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4T17:28:34</dc:date>
    <meta:editing-cycles>53</meta:editing-cycles>
    <meta:editing-duration>PT15H13M37S</meta:editing-duration>
    <meta:generator>LibreOffice/3.6$Linux_X86_64 LibreOffice_project/360m1$Build-2</meta:generator>
    <meta:document-statistic meta:table-count="0" meta:image-count="0" meta:object-count="0" meta:page-count="7" meta:paragraph-count="94" meta:word-count="1192" meta:character-count="6795" meta:non-whitespace-character-count="5618"/>
    <meta:user-defined meta:name="Info 1"/>
    <meta:user-defined meta:name="Info 2"/>
    <meta:user-defined meta:name="Info 3"/>
    <meta:user-defined meta:name="Info 4"/>
  </office:meta>
</office:document-meta>
</file>